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93in"/>
    </style:style>
    <style:style style:name="co3" style:family="table-column">
      <style:table-column-properties fo:break-before="auto" style:column-width="6.2709in"/>
    </style:style>
    <style:style style:name="co4" style:family="table-column">
      <style:table-column-properties fo:break-before="auto" style:column-width="1.92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Verdana" fo:font-size="12pt" style:font-name-asian="Verdana" style:font-size-asian="12pt" style:font-name-complex="Verdana" style:font-size-complex="6.80000019073486pt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1" table:default-cell-style-name="Default"/>
        <table:table-row table:style-name="ro2">
          <table:table-cell office:value-type="string">
            <text:p>NL</text:p>
          </table:table-cell>
          <table:table-cell office:value-type="string">
            <text:p>St. John's</text:p>
          </table:table-cell>
          <table:table-cell office:value-type="string">
            <text:p>WTP</text:p>
          </table:table-cell>
          <table:table-cell office:value-type="string">
            <text:p>47.563241, -52.688608</text:p>
          </table:table-cell>
          <table:table-cell office:value-type="float" office:value="24">
            <text:p>24</text:p>
          </table:table-cell>
          <table:table-cell office:value-type="string">
            <text:p>http://www.cleardarksky.com/c/StJohnscsk.gif?c=1418437 </text:p>
          </table:table-cell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2">
          <table:table-cell office:value-type="string">
            <text:p>NL</text:p>
          </table:table-cell>
          <table:table-cell office:value-type="string">
            <text:p>Badger</text:p>
          </table:table-cell>
          <table:table-cell office:value-type="string">
            <text:p>XME</text:p>
          </table:table-cell>
          <table:table-cell office:value-type="string">
            <text:p>49.499769, -56.069469</text:p>
          </table:table-cell>
          <table:table-cell office:value-type="float" office:value="34">
            <text:p>34</text:p>
          </table:table-cell>
          <table:table-cell office:value-type="string">
            <text:p>http://www.cleardarksky.com/c/SprngdNLcsk.gif?c=1418437 </text:p>
          </table:table-cell>
          <table:table-cell table:number-columns-repeated="1014"/>
        </table:table-row>
        <table:table-row table:style-name="ro2">
          <table:table-cell office:value-type="string">
            <text:p>NL</text:p>
          </table:table-cell>
          <table:table-cell office:value-type="string">
            <text:p>Cornerbrook</text:p>
          </table:table-cell>
          <table:table-cell office:value-type="string">
            <text:p>XME</text:p>
          </table:table-cell>
          <table:table-cell office:value-type="string">
            <text:p>48.948653, -57.950426</text:p>
          </table:table-cell>
          <table:table-cell office:value-type="float" office:value="41">
            <text:p>41</text:p>
          </table:table-cell>
          <table:table-cell office:value-type="string">
            <text:p>http://www.cleardarksky.com/c/CrnrBrkNFcsk.gif?c=1418437 </text:p>
          </table:table-cell>
          <table:table-cell table:number-columns-repeated="1014"/>
        </table:table-row>
        <table:table-row table:style-name="ro2">
          <table:table-cell office:value-type="string">
            <text:p>NL</text:p>
          </table:table-cell>
          <table:table-cell table:style-name="ce1" office:value-type="string">
            <text:p>Happy Valley-Goose Bay</text:p>
          </table:table-cell>
          <table:table-cell/>
          <table:table-cell office:value-type="string">
            <text:p>53.299087, -60.346646</text:p>
          </table:table-cell>
          <table:table-cell office:value-type="float" office:value="23">
            <text:p>23</text:p>
          </table:table-cell>
          <table:table-cell office:value-type="string">
            <text:p>http://www.cleardarksky.com/c/GssByNFLDcsk.gif?c=1418437 </text:p>
          </table:table-cell>
          <table:table-cell table:number-columns-repeated="1014"/>
        </table:table-row>
        <table:table-row table:style-name="ro2">
          <table:table-cell office:value-type="string">
            <text:p>PE</text:p>
          </table:table-cell>
          <table:table-cell office:value-type="string">
            <text:p>Charlottetown</text:p>
          </table:table-cell>
          <table:table-cell office:value-type="string">
            <text:p>XGO</text:p>
          </table:table-cell>
          <table:table-cell office:value-type="string">
            <text:p>46.256399, -63.137720</text:p>
          </table:table-cell>
          <table:table-cell office:value-type="float" office:value="5">
            <text:p>5</text:p>
          </table:table-cell>
          <table:table-cell office:value-type="string">
            <text:p>http://www.cleardarksky.com/c/Charlottetowncsk.gif?c=1418437 </text:p>
          </table:table-cell>
          <table:table-cell table:number-columns-repeated="1014"/>
        </table:table-row>
        <table:table-row table:style-name="ro2">
          <table:table-cell office:value-type="string">
            <text:p>PE</text:p>
          </table:table-cell>
          <table:table-cell office:value-type="string">
            <text:p>Summerside</text:p>
          </table:table-cell>
          <table:table-cell office:value-type="string">
            <text:p>XGO</text:p>
          </table:table-cell>
          <table:table-cell office:value-type="string">
            <text:p>46.390655, -63.788598</text:p>
          </table:table-cell>
          <table:table-cell office:value-type="float" office:value="3">
            <text:p>3</text:p>
          </table:table-cell>
          <table:table-cell office:value-type="string">
            <text:p>http://www.cleardarksky.com/c/SlmnPkPEIcsk.gif?c=1418437 </text:p>
          </table:table-cell>
          <table:table-cell table:number-columns-repeated="1014"/>
        </table:table-row>
        <table:table-row table:style-name="ro4">
          <table:table-cell office:value-type="string">
            <text:p>NS</text:p>
          </table:table-cell>
          <table:table-cell office:value-type="string">
            <text:p>Halifax</text:p>
          </table:table-cell>
          <table:table-cell office:value-type="string">
            <text:p>XGO</text:p>
          </table:table-cell>
          <table:table-cell office:value-type="string">
            <text:p>44.655669, -63.588527 </text:p>
          </table:table-cell>
          <table:table-cell office:value-type="float" office:value="19">
            <text:p>19</text:p>
          </table:table-cell>
          <table:table-cell table:style-name="ce3" office:value-type="string">
            <text:p>http://www.cleardarksky.com/c/Halifaxcsk.gif?c=1159219 </text:p>
          </table:table-cell>
          <table:table-cell table:number-columns-repeated="1014"/>
        </table:table-row>
        <table:table-row table:style-name="ro5">
          <table:table-cell office:value-type="string">
            <text:p>NS</text:p>
          </table:table-cell>
          <table:table-cell office:value-type="string">
            <text:p>Yarmouth</text:p>
          </table:table-cell>
          <table:table-cell office:value-type="string">
            <text:p>XGO</text:p>
          </table:table-cell>
          <table:table-cell office:value-type="string">
            <text:p>43.832321, -66.118910 </text:p>
          </table:table-cell>
          <table:table-cell office:value-type="float" office:value="29">
            <text:p>29</text:p>
          </table:table-cell>
          <table:table-cell table:style-name="ce3" office:value-type="string">
            <text:p>http://www.cleardarksky.com/c/ArgyleNScsk.gif?c=1159219 </text:p>
          </table:table-cell>
          <table:table-cell table:number-columns-repeated="1014"/>
        </table:table-row>
        <table:table-row table:style-name="ro5">
          <table:table-cell office:value-type="string">
            <text:p>NS</text:p>
          </table:table-cell>
          <table:table-cell office:value-type="string">
            <text:p>Sydney</text:p>
          </table:table-cell>
          <table:table-cell office:value-type="string">
            <text:p>XMB</text:p>
          </table:table-cell>
          <table:table-cell office:value-type="string">
            <text:p>46.131414, -60.193607 </text:p>
          </table:table-cell>
          <table:table-cell office:value-type="float" office:value="31">
            <text:p>31</text:p>
          </table:table-cell>
          <table:table-cell table:style-name="ce3" office:value-type="string">
            <text:p>http://www.cleardarksky.com/c/SydnyNScsk.gif?c=1159219 </text:p>
          </table:table-cell>
          <table:table-cell table:number-columns-repeated="1014"/>
        </table:table-row>
        <table:table-row table:style-name="ro3">
          <table:table-cell office:value-type="string">
            <text:p>NS</text:p>
          </table:table-cell>
          <table:table-cell office:value-type="string">
            <text:p>Kejimkujik</text:p>
          </table:table-cell>
          <table:table-cell office:value-type="string">
            <text:p>XGO</text:p>
          </table:table-cell>
          <table:table-cell table:style-name="Default" office:value-type="string">
            <text:p>44.423992, -65.255246</text:p>
          </table:table-cell>
          <table:table-cell office:value-type="float" office:value="42">
            <text:p>42</text:p>
          </table:table-cell>
          <table:table-cell office:value-type="string">
            <text:p>http://www.cleardarksky.com/c/KjmkjkNScsk.gif?c=1468820 </text:p>
          </table:table-cell>
          <table:table-cell table:number-columns-repeated="1014"/>
        </table:table-row>
        <table:table-row table:style-name="ro5">
          <table:table-cell office:value-type="string">
            <text:p>NS</text:p>
          </table:table-cell>
          <table:table-cell office:value-type="string">
            <text:p>Truro</text:p>
          </table:table-cell>
          <table:table-cell office:value-type="string">
            <text:p>XGO</text:p>
          </table:table-cell>
          <table:table-cell office:value-type="string">
            <text:p>45.363969, -63.289019 </text:p>
          </table:table-cell>
          <table:table-cell office:value-type="float" office:value="25">
            <text:p>25</text:p>
          </table:table-cell>
          <table:table-cell table:style-name="ce3" office:value-type="string">
            <text:p>http://www.cleardarksky.com/c/TruroNScsk.gif?c=1159219 </text:p>
          </table:table-cell>
          <table:table-cell table:number-columns-repeated="1014"/>
        </table:table-row>
        <table:table-row table:style-name="ro5">
          <table:table-cell office:value-type="string">
            <text:p>NB</text:p>
          </table:table-cell>
          <table:table-cell office:value-type="string">
            <text:p>Moncton</text:p>
          </table:table-cell>
          <table:table-cell office:value-type="string">
            <text:p>XNC</text:p>
          </table:table-cell>
          <table:table-cell office:value-type="string">
            <text:p>46.082207, -64.782645 </text:p>
          </table:table-cell>
          <table:table-cell office:value-type="float" office:value="36">
            <text:p>36</text:p>
          </table:table-cell>
          <table:table-cell table:style-name="ce3" office:value-type="string">
            <text:p>http://www.cleardarksky.com/c/Monctoncsk.gif?c=1245605 </text:p>
          </table:table-cell>
          <table:table-cell table:number-columns-repeated="1014"/>
        </table:table-row>
        <table:table-row table:style-name="ro6">
          <table:table-cell office:value-type="string">
            <text:p>NB</text:p>
          </table:table-cell>
          <table:table-cell office:value-type="string">
            <text:p>Fredericton</text:p>
          </table:table-cell>
          <table:table-cell office:value-type="string">
            <text:p>XNC</text:p>
          </table:table-cell>
          <table:table-cell office:value-type="string">
            <text:p>45.960421, -66.646226 </text:p>
          </table:table-cell>
          <table:table-cell office:value-type="float" office:value="29">
            <text:p>29</text:p>
          </table:table-cell>
          <table:table-cell table:style-name="ce3" office:value-type="string">
            <text:p>http://www.cleardarksky.com/c/FrederictonNBcsk.gif?c=1245605 </text:p>
          </table:table-cell>
          <table:table-cell table:number-columns-repeated="1014"/>
        </table:table-row>
        <table:table-row table:style-name="ro5">
          <table:table-cell office:value-type="string">
            <text:p>NB</text:p>
          </table:table-cell>
          <table:table-cell office:value-type="string">
            <text:p>St. John</text:p>
          </table:table-cell>
          <table:table-cell office:value-type="string">
            <text:p>XNC</text:p>
          </table:table-cell>
          <table:table-cell office:value-type="string">
            <text:p>45.273315, -66.068583 </text:p>
          </table:table-cell>
          <table:table-cell office:value-type="float" office:value="23">
            <text:p>23</text:p>
          </table:table-cell>
          <table:table-cell table:style-name="ce3" office:value-type="string">
            <text:p>http://www.cleardarksky.com/c/SntJhnNMBcsk.gif?c=1245605 </text:p>
          </table:table-cell>
          <table:table-cell table:number-columns-repeated="1014"/>
        </table:table-row>
        <table:table-row table:style-name="ro5">
          <table:table-cell office:value-type="string">
            <text:p>NB</text:p>
          </table:table-cell>
          <table:table-cell office:value-type="string">
            <text:p>Bathurst</text:p>
          </table:table-cell>
          <table:table-cell office:value-type="string">
            <text:p>XNC</text:p>
          </table:table-cell>
          <table:table-cell office:value-type="string">
            <text:p>47.613958, -65.636965 </text:p>
          </table:table-cell>
          <table:table-cell office:value-type="float" office:value="28">
            <text:p>28</text:p>
          </table:table-cell>
          <table:table-cell table:style-name="ce3" office:value-type="string">
            <text:p>http://www.cleardarksky.com/c/BathurstNBcsk.gif?c=1245605 </text:p>
          </table:table-cell>
          <table:table-cell table:number-columns-repeated="1014"/>
        </table:table-row>
        <table:table-row table:style-name="ro3">
          <table:table-cell office:value-type="string">
            <text:p>NB</text:p>
          </table:table-cell>
          <table:table-cell office:value-type="string">
            <text:p>Kouchibouguac</text:p>
          </table:table-cell>
          <table:table-cell office:value-type="string">
            <text:p>XNC</text:p>
          </table:table-cell>
          <table:table-cell table:style-name="Default" office:value-type="string">
            <text:p>46.826047, -64.931757</text:p>
          </table:table-cell>
          <table:table-cell office:value-type="float" office:value="9">
            <text:p>9</text:p>
          </table:table-cell>
          <table:table-cell office:value-type="string">
            <text:p>http://www.cleardarksky.com/c/KchbgNPNBcsk.gif?c=1468820 </text:p>
          </table:table-cell>
          <table:table-cell table:number-columns-repeated="1014"/>
        </table:table-row>
        <table:table-row table:style-name="ro3">
          <table:table-cell office:value-type="string">
            <text:p>NB</text:p>
          </table:table-cell>
          <table:table-cell office:value-type="string">
            <text:p>Fundy National Park</text:p>
          </table:table-cell>
          <table:table-cell office:value-type="string">
            <text:p>XNC</text:p>
          </table:table-cell>
          <table:table-cell table:style-name="Default" office:value-type="string">
            <text:p>45.552447, -65.017581</text:p>
          </table:table-cell>
          <table:table-cell office:value-type="float" office:value="5">
            <text:p>5</text:p>
          </table:table-cell>
          <table:table-cell office:value-type="string">
            <text:p>http://www.cleardarksky.com/c/FndyNPNBcsk.gif?c=1468820 </text:p>
          </table:table-cell>
          <table:table-cell table:number-columns-repeated="1014"/>
        </table:table-row>
        <table:table-row table:style-name="ro3">
          <table:table-cell office:value-type="string">
            <text:p>NB</text:p>
          </table:table-cell>
          <table:table-cell office:value-type="string">
            <text:p>Mount Carleton Provincial Park</text:p>
          </table:table-cell>
          <table:table-cell office:value-type="string">
            <text:p>XAM</text:p>
          </table:table-cell>
          <table:table-cell table:style-name="Default" office:value-type="string">
            <text:p>47.4319,-66.9125</text:p>
          </table:table-cell>
          <table:table-cell office:value-type="float" office:value="10">
            <text:p>10</text:p>
          </table:table-cell>
          <table:table-cell office:value-type="string">
            <text:p>http://www.cleardarksky.com/c/AASPNBcsk.gif?c=1504836 </text:p>
          </table:table-cell>
          <table:table-cell table:number-columns-repeated="1014"/>
        </table:table-row>
        <table:table-row table:style-name="ro5">
          <table:table-cell office:value-type="string">
            <text:p>NB</text:p>
          </table:table-cell>
          <table:table-cell office:value-type="string">
            <text:p>Edmunston</text:p>
          </table:table-cell>
          <table:table-cell office:value-type="string">
            <text:p>XAM</text:p>
          </table:table-cell>
          <table:table-cell office:value-type="string">
            <text:p>47.371969, -68.315416 </text:p>
          </table:table-cell>
          <table:table-cell office:value-type="float" office:value="32">
            <text:p>32</text:p>
          </table:table-cell>
          <table:table-cell table:style-name="ce3" office:value-type="string">
            <text:p>http://www.cleardarksky.com/c/RachelObNB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Québec</text:p>
          </table:table-cell>
          <table:table-cell office:value-type="string">
            <text:p>WVY</text:p>
          </table:table-cell>
          <table:table-cell office:value-type="string">
            <text:p>46.820378, -71.221463 </text:p>
          </table:table-cell>
          <table:table-cell office:value-type="float" office:value="133">
            <text:p>133</text:p>
          </table:table-cell>
          <table:table-cell table:style-name="ce3" office:value-type="string">
            <text:p>http://www.cleardarksky.com/c/Quebec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Montréal</text:p>
          </table:table-cell>
          <table:table-cell office:value-type="string">
            <text:p>WMN</text:p>
          </table:table-cell>
          <table:table-cell office:value-type="string">
            <text:p>45.500471, -73.580458 </text:p>
          </table:table-cell>
          <table:table-cell office:value-type="float" office:value="147">
            <text:p>147</text:p>
          </table:table-cell>
          <table:table-cell table:style-name="ce3" office:value-type="string">
            <text:p>http://www.cleardarksky.com/c/BvObQC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Sherbrooke</text:p>
          </table:table-cell>
          <table:table-cell office:value-type="string">
            <text:p>WVY</text:p>
          </table:table-cell>
          <table:table-cell office:value-type="string">
            <text:p>45.403259, -71.880599 </text:p>
          </table:table-cell>
          <table:table-cell office:value-type="float" office:value="136">
            <text:p>136</text:p>
          </table:table-cell>
          <table:table-cell table:style-name="ce3" office:value-type="string">
            <text:p>http://www.cleardarksky.com/c/BspUObQC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Gaspé</text:p>
          </table:table-cell>
          <table:table-cell office:value-type="string">
            <text:p>XAM</text:p>
          </table:table-cell>
          <table:table-cell office:value-type="string">
            <text:p>48.829669, -64.514411 </text:p>
          </table:table-cell>
          <table:table-cell office:value-type="float" office:value="101">
            <text:p>101</text:p>
          </table:table-cell>
          <table:table-cell table:style-name="ce3" office:value-type="string">
            <text:p>http://www.cleardarksky.com/c/GaspePQ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Trois-Riviéres</text:p>
          </table:table-cell>
          <table:table-cell office:value-type="string">
            <text:p>WVY</text:p>
          </table:table-cell>
          <table:table-cell office:value-type="string">
            <text:p>46.351900, -72.587334 </text:p>
          </table:table-cell>
          <table:table-cell office:value-type="float" office:value="130">
            <text:p>130</text:p>
          </table:table-cell>
          <table:table-cell table:style-name="ce3" office:value-type="string">
            <text:p>http://www.cleardarksky.com/c/TroisRivPQ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Iles-de-la-Madeleine</text:p>
          </table:table-cell>
          <table:table-cell office:value-type="string">
            <text:p>XMB</text:p>
          </table:table-cell>
          <table:table-cell office:value-type="string">
            <text:p>47.398830, -61.844524 </text:p>
          </table:table-cell>
          <table:table-cell office:value-type="float" office:value="103">
            <text:p>103</text:p>
          </table:table-cell>
          <table:table-cell table:style-name="ce3" office:value-type="string">
            <text:p>http://www.cleardarksky.com/c/BtMntTQCcsk.gif?c=1245605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Sept-Iles</text:p>
          </table:table-cell>
          <table:table-cell office:value-type="string">
            <text:p>XAM</text:p>
          </table:table-cell>
          <table:table-cell office:value-type="string">
            <text:p>50.217830, -66.366703 </text:p>
          </table:table-cell>
          <table:table-cell office:value-type="float" office:value="141">
            <text:p>141</text:p>
          </table:table-cell>
          <table:table-cell table:style-name="ce3" office:value-type="string">
            <text:p>http://www.cleardarksky.com/c/SeptIlesPQ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Val-d'or</text:p>
          </table:table-cell>
          <table:table-cell office:value-type="string">
            <text:p>XLA</text:p>
          </table:table-cell>
          <table:table-cell office:value-type="string">
            <text:p>48.098960, -77.797771 </text:p>
          </table:table-cell>
          <table:table-cell office:value-type="float" office:value="149">
            <text:p>149</text:p>
          </table:table-cell>
          <table:table-cell table:style-name="ce3" office:value-type="string">
            <text:p>http://www.cleardarksky.com/c/ValdOrPQ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Saguenay</text:p>
          </table:table-cell>
          <table:table-cell office:value-type="string">
            <text:p>WMB</text:p>
          </table:table-cell>
          <table:table-cell office:value-type="string">
            <text:p>48.429739, -71.073650 </text:p>
          </table:table-cell>
          <table:table-cell office:value-type="float" office:value="166">
            <text:p>166</text:p>
          </table:table-cell>
          <table:table-cell table:style-name="ce3" office:value-type="string">
            <text:p>http://www.cleardarksky.com/c/SrsSgnyPQ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Rivi<text:span text:style-name="T1">ère-du-Loup</text:span></text:p>
          </table:table-cell>
          <table:table-cell office:value-type="string">
            <text:p>WMB</text:p>
          </table:table-cell>
          <table:table-cell office:value-type="string">
            <text:p>47.834748, -69.540081 </text:p>
          </table:table-cell>
          <table:table-cell office:value-type="float" office:value="108">
            <text:p>108</text:p>
          </table:table-cell>
          <table:table-cell table:style-name="ce3" office:value-type="string">
            <text:p>http://www.cleardarksky.com/c/PtQllObPQcsk.gif?c=1245605 </text:p>
          </table:table-cell>
          <table:table-cell table:number-columns-repeated="1014"/>
        </table:table-row>
        <table:table-row table:style-name="ro7">
          <table:table-cell office:value-type="string">
            <text:p>QC</text:p>
          </table:table-cell>
          <table:table-cell office:value-type="string">
            <text:p>Mont Mégantic</text:p>
          </table:table-cell>
          <table:table-cell office:value-type="string">
            <text:p>WVY</text:p>
          </table:table-cell>
          <table:table-cell table:style-name="Default" office:value-type="string">
            <text:p>45.455727, -71.152805</text:p>
          </table:table-cell>
          <table:table-cell office:value-type="float" office:value="136">
            <text:p>136</text:p>
          </table:table-cell>
          <table:table-cell office:value-type="string">
            <text:p>http://www.cleardarksky.com/c/Observatoires_du_Mont_Meganticcsk.gif?c=1504836 </text:p>
          </table:table-cell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</table:table-row>
        <table:table-row table:style-name="ro7">
          <table:table-cell office:value-type="string">
            <text:p>QC</text:p>
          </table:table-cell>
          <table:table-cell office:value-type="string">
            <text:p>La Vérendrye Wildlife Reserve</text:p>
          </table:table-cell>
          <table:table-cell office:value-type="string">
            <text:p>XLA</text:p>
          </table:table-cell>
          <table:table-cell table:style-name="Default" office:value-type="string">
            <text:p>46.98, -76.48</text:p>
          </table:table-cell>
          <table:table-cell office:value-type="float" office:value="30">
            <text:p>30</text:p>
          </table:table-cell>
          <table:table-cell office:value-type="string">
            <text:p>http://www.cleardarksky.com/c/RsrvFnqPQcsk.gif?c=1504836 </text:p>
          </table:table-cell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</table:table-row>
        <table:table-row table:style-name="ro5">
          <table:table-cell office:value-type="string">
            <text:p>QC</text:p>
          </table:table-cell>
          <table:table-cell office:value-type="string">
            <text:p>Rimouski</text:p>
          </table:table-cell>
          <table:table-cell office:value-type="string">
            <text:p>XAM</text:p>
          </table:table-cell>
          <table:table-cell office:value-type="string">
            <text:p>48.445712, -68.525107 </text:p>
          </table:table-cell>
          <table:table-cell office:value-type="float" office:value="138">
            <text:p>138</text:p>
          </table:table-cell>
          <table:table-cell table:style-name="ce3" office:value-type="string">
            <text:p>http://www.cleardarksky.com/c/RmskiQCcsk.gif?c=1245605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Ottawa</text:p>
          </table:table-cell>
          <table:table-cell office:value-type="string">
            <text:p>XFT</text:p>
          </table:table-cell>
          <table:table-cell office:value-type="string">
            <text:p>45.403, -75.664</text:p>
          </table:table-cell>
          <table:table-cell office:value-type="float" office:value="118">
            <text:p>118</text:p>
          </table:table-cell>
          <table:table-cell table:style-name="ce3" office:value-type="string">
            <text:p>http://www.cleardarksky.com/c/FLOcsk.gif?c=468021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Kingston</text:p>
          </table:table-cell>
          <table:table-cell office:value-type="string">
            <text:p>XFT</text:p>
          </table:table-cell>
          <table:table-cell office:value-type="string">
            <text:p>44.232328, -76.539272 </text:p>
          </table:table-cell>
          <table:table-cell office:value-type="float" office:value="69">
            <text:p>69</text:p>
          </table:table-cell>
          <table:table-cell table:style-name="ce3" office:value-type="string">
            <text:p>http://www.cleardarksky.com/c/Kingston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Peterborough</text:p>
          </table:table-cell>
          <table:table-cell office:value-type="string">
            <text:p>WKR</text:p>
          </table:table-cell>
          <table:table-cell office:value-type="string">
            <text:p>44.306013, -78.316301 </text:p>
          </table:table-cell>
          <table:table-cell office:value-type="float" office:value="121">
            <text:p>121</text:p>
          </table:table-cell>
          <table:table-cell table:style-name="ce3" office:value-type="string">
            <text:p>http://www.cleardarksky.com/c/Peterborough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Toronto</text:p>
          </table:table-cell>
          <table:table-cell office:value-type="string">
            <text:p>WKR</text:p>
          </table:table-cell>
          <table:table-cell office:value-type="string">
            <text:p>43.649162, -79.384470 </text:p>
          </table:table-cell>
          <table:table-cell office:value-type="float" office:value="143">
            <text:p>143</text:p>
          </table:table-cell>
          <table:table-cell table:style-name="ce3" office:value-type="string">
            <text:p>http://www.cleardarksky.com/c/Toronto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Hamilton</text:p>
          </table:table-cell>
          <table:table-cell office:value-type="string">
            <text:p>WKR</text:p>
          </table:table-cell>
          <table:table-cell office:value-type="string">
            <text:p>43.254394, -79.870002 </text:p>
          </table:table-cell>
          <table:table-cell office:value-type="float" office:value="77">
            <text:p>77</text:p>
          </table:table-cell>
          <table:table-cell table:style-name="ce3" office:value-type="string">
            <text:p>http://www.cleardarksky.com/c/Hamilton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London</text:p>
          </table:table-cell>
          <table:table-cell office:value-type="string">
            <text:p>WSO</text:p>
          </table:table-cell>
          <table:table-cell office:value-type="string">
            <text:p>42.987890, -81.245028 </text:p>
          </table:table-cell>
          <table:table-cell office:value-type="float" office:value="137">
            <text:p>137</text:p>
          </table:table-cell>
          <table:table-cell table:style-name="ce3" office:value-type="string">
            <text:p>http://www.cleardarksky.com/c/London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Sarnia</text:p>
          </table:table-cell>
          <table:table-cell office:value-type="string">
            <text:p>WSO</text:p>
          </table:table-cell>
          <table:table-cell office:value-type="string">
            <text:p>42.976524, -82.410304 </text:p>
          </table:table-cell>
          <table:table-cell office:value-type="float" office:value="147">
            <text:p>147</text:p>
          </table:table-cell>
          <table:table-cell table:style-name="ce3" office:value-type="string">
            <text:p>http://www.cleardarksky.com/c/Sarnia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Windsor</text:p>
          </table:table-cell>
          <table:table-cell office:value-type="string">
            <text:p>WSO</text:p>
          </table:table-cell>
          <table:table-cell office:value-type="string">
            <text:p>42.310246, -83.036336 </text:p>
          </table:table-cell>
          <table:table-cell office:value-type="float" office:value="94">
            <text:p>94</text:p>
          </table:table-cell>
          <table:table-cell table:style-name="ce3" office:value-type="string">
            <text:p>http://www.cleardarksky.com/c/Windsor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Parry Sound</text:p>
          </table:table-cell>
          <table:table-cell office:value-type="string">
            <text:p>WBI</text:p>
          </table:table-cell>
          <table:table-cell office:value-type="string">
            <text:p>45.353080, -80.036585 </text:p>
          </table:table-cell>
          <table:table-cell office:value-type="float" office:value="103">
            <text:p>103</text:p>
          </table:table-cell>
          <table:table-cell table:style-name="ce3" office:value-type="string">
            <text:p>http://www.cleardarksky.com/c/PrrySndON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Sudbury</text:p>
          </table:table-cell>
          <table:table-cell office:value-type="string">
            <text:p>WBI</text:p>
          </table:table-cell>
          <table:table-cell office:value-type="string">
            <text:p>46.520161, -80.957633 </text:p>
          </table:table-cell>
          <table:table-cell office:value-type="float" office:value="40">
            <text:p>40</text:p>
          </table:table-cell>
          <table:table-cell table:style-name="ce3" office:value-type="string">
            <text:p>http://www.cleardarksky.com/c/Sudbury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Timmins</text:p>
          </table:table-cell>
          <table:table-cell office:value-type="string">
            <text:p>XTI</text:p>
          </table:table-cell>
          <table:table-cell office:value-type="string">
            <text:p>48.479874, -81.340774 </text:p>
          </table:table-cell>
          <table:table-cell office:value-type="float" office:value="127">
            <text:p>127</text:p>
          </table:table-cell>
          <table:table-cell table:style-name="ce3" office:value-type="string">
            <text:p>http://www.cleardarksky.com/c/Timmins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Sault Ste. Marie</text:p>
          </table:table-cell>
          <table:table-cell office:value-type="string">
            <text:p>WGJ</text:p>
          </table:table-cell>
          <table:table-cell office:value-type="string">
            <text:p>46.532887, -84.356057 </text:p>
          </table:table-cell>
          <table:table-cell office:value-type="float" office:value="162">
            <text:p>162</text:p>
          </table:table-cell>
          <table:table-cell table:style-name="ce3" office:value-type="string">
            <text:p>http://www.cleardarksky.com/c/SaultON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Thunder Bay</text:p>
          </table:table-cell>
          <table:table-cell office:value-type="string">
            <text:p>XNI</text:p>
          </table:table-cell>
          <table:table-cell office:value-type="string">
            <text:p>48.383647, -89.244930 </text:p>
          </table:table-cell>
          <table:table-cell office:value-type="float" office:value="100">
            <text:p>100</text:p>
          </table:table-cell>
          <table:table-cell table:style-name="ce3" office:value-type="string">
            <text:p>http://www.cleardarksky.com/c/ThunderBay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Kenora</text:p>
          </table:table-cell>
          <table:table-cell office:value-type="string">
            <text:p>XDR</text:p>
          </table:table-cell>
          <table:table-cell office:value-type="string">
            <text:p>49.772671, -94.495521 </text:p>
          </table:table-cell>
          <table:table-cell office:value-type="float" office:value="96">
            <text:p>96</text:p>
          </table:table-cell>
          <table:table-cell table:style-name="ce3" office:value-type="string">
            <text:p>http://www.cleardarksky.com/c/KenoraON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Barrie</text:p>
          </table:table-cell>
          <table:table-cell office:value-type="string">
            <text:p>WKR</text:p>
          </table:table-cell>
          <table:table-cell office:value-type="string">
            <text:p>44.387045, -79.694580 </text:p>
          </table:table-cell>
          <table:table-cell office:value-type="float" office:value="151">
            <text:p>151</text:p>
          </table:table-cell>
          <table:table-cell table:style-name="ce3" office:value-type="string">
            <text:p>http://www.cleardarksky.com/c/Barrie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Algonquin Park</text:p>
          </table:table-cell>
          <table:table-cell office:value-type="string">
            <text:p>WBI</text:p>
          </table:table-cell>
          <table:table-cell office:value-type="string">
            <text:p>45.577924, -78.414440 </text:p>
          </table:table-cell>
          <table:table-cell office:value-type="float" office:value="29">
            <text:p>29</text:p>
          </table:table-cell>
          <table:table-cell table:style-name="ce3" office:value-type="string">
            <text:p>http://www.cleardarksky.com/c/RckLkAqONcsk.gif?c=1288828 </text:p>
          </table:table-cell>
          <table:table-cell table:number-columns-repeated="1014"/>
        </table:table-row>
        <table:table-row table:style-name="ro3">
          <table:table-cell office:value-type="string">
            <text:p>ON</text:p>
          </table:table-cell>
          <table:table-cell office:value-type="string">
            <text:p>North Frontenac</text:p>
          </table:table-cell>
          <table:table-cell office:value-type="string">
            <text:p>XFT</text:p>
          </table:table-cell>
          <table:table-cell table:style-name="Default" office:value-type="string">
            <text:p>44.918,-76.9397</text:p>
          </table:table-cell>
          <table:table-cell office:value-type="float" office:value="106">
            <text:p>106</text:p>
          </table:table-cell>
          <table:table-cell office:value-type="string">
            <text:p>http://www.cleardarksky.com/c/PlvnAdONcsk.gif?c=1504836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Moosonee</text:p>
          </table:table-cell>
          <table:table-cell office:value-type="string">
            <text:p>XTI</text:p>
          </table:table-cell>
          <table:table-cell office:value-type="string">
            <text:p>51.279014, -80.648501 </text:p>
          </table:table-cell>
          <table:table-cell office:value-type="float" office:value="113">
            <text:p>113</text:p>
          </table:table-cell>
          <table:table-cell table:style-name="ce3" office:value-type="string">
            <text:p>http://www.cleardarksky.com/c/MsneeONcsk.gif?c=1288828 </text:p>
          </table:table-cell>
          <table:table-cell table:number-columns-repeated="1014"/>
        </table:table-row>
        <table:table-row table:style-name="ro5">
          <table:table-cell office:value-type="string">
            <text:p>MB</text:p>
          </table:table-cell>
          <table:table-cell office:value-type="string">
            <text:p>Winnipeg</text:p>
          </table:table-cell>
          <table:table-cell office:value-type="string">
            <text:p>XWL</text:p>
          </table:table-cell>
          <table:table-cell office:value-type="string">
            <text:p>49.909980, -97.141652 </text:p>
          </table:table-cell>
          <table:table-cell office:value-type="float" office:value="38">
            <text:p>38</text:p>
          </table:table-cell>
          <table:table-cell table:style-name="ce3" office:value-type="string">
            <text:p>http://www.cleardarksky.com/c/Winnipegcsk.gif?c=1288828 </text:p>
          </table:table-cell>
          <table:table-cell table:number-columns-repeated="1014"/>
        </table:table-row>
        <table:table-row table:style-name="ro5">
          <table:table-cell office:value-type="string">
            <text:p>MB</text:p>
          </table:table-cell>
          <table:table-cell office:value-type="string">
            <text:p>Churchill</text:p>
          </table:table-cell>
          <table:table-cell/>
          <table:table-cell office:value-type="string">
            <text:p>58.765017, -94.164936 </text:p>
          </table:table-cell>
          <table:table-cell office:value-type="float" office:value="42">
            <text:p>42</text:p>
          </table:table-cell>
          <table:table-cell table:style-name="ce3" office:value-type="string">
            <text:p>http://www.cleardarksky.com/c/ChrchllMBcsk.gif?c=1288828 </text:p>
          </table:table-cell>
          <table:table-cell table:number-columns-repeated="1014"/>
        </table:table-row>
        <table:table-row table:style-name="ro5">
          <table:table-cell office:value-type="string">
            <text:p>MB</text:p>
          </table:table-cell>
          <table:table-cell office:value-type="string">
            <text:p>Thompson</text:p>
          </table:table-cell>
          <table:table-cell/>
          <table:table-cell office:value-type="string">
            <text:p>55.754893, -97.853774 </text:p>
          </table:table-cell>
          <table:table-cell office:value-type="float" office:value="34">
            <text:p>34</text:p>
          </table:table-cell>
          <table:table-cell table:style-name="ce3" office:value-type="string">
            <text:p>http://www.cleardarksky.com/c/ThmpsnMBcsk.gif?c=1288828 </text:p>
          </table:table-cell>
          <table:table-cell table:number-columns-repeated="1014"/>
        </table:table-row>
        <table:table-row table:style-name="ro5">
          <table:table-cell office:value-type="string">
            <text:p>MB</text:p>
          </table:table-cell>
          <table:table-cell office:value-type="string">
            <text:p>The Pas</text:p>
          </table:table-cell>
          <table:table-cell/>
          <table:table-cell office:value-type="string">
            <text:p>53.821719, -101.252009 </text:p>
          </table:table-cell>
          <table:table-cell office:value-type="float" office:value="30">
            <text:p>30</text:p>
          </table:table-cell>
          <table:table-cell table:style-name="ce3" office:value-type="string">
            <text:p>http://www.cleardarksky.com/c/TPasMBcsk.gif?c=1288828 </text:p>
          </table:table-cell>
          <table:table-cell table:number-columns-repeated="1014"/>
        </table:table-row>
        <table:table-row table:style-name="ro5">
          <table:table-cell office:value-type="string">
            <text:p>MB</text:p>
          </table:table-cell>
          <table:table-cell office:value-type="string">
            <text:p>Brandon</text:p>
          </table:table-cell>
          <table:table-cell office:value-type="string">
            <text:p>XFW</text:p>
          </table:table-cell>
          <table:table-cell office:value-type="string">
            <text:p>49.851971, -99.951445 </text:p>
          </table:table-cell>
          <table:table-cell office:value-type="float" office:value="52">
            <text:p>52</text:p>
          </table:table-cell>
          <table:table-cell table:style-name="ce3" office:value-type="string">
            <text:p>http://www.cleardarksky.com/c/BrndnMBcsk.gif?c=1288828 </text:p>
          </table:table-cell>
          <table:table-cell table:number-columns-repeated="1014"/>
        </table:table-row>
        <table:table-row table:style-name="ro5">
          <table:table-cell office:value-type="string">
            <text:p>MB</text:p>
          </table:table-cell>
          <table:table-cell office:value-type="string">
            <text:p>Dauphin</text:p>
          </table:table-cell>
          <table:table-cell office:value-type="string">
            <text:p>XFW</text:p>
          </table:table-cell>
          <table:table-cell office:value-type="string">
            <text:p>51.152233, -100.056045 </text:p>
          </table:table-cell>
          <table:table-cell office:value-type="float" office:value="58">
            <text:p>58</text:p>
          </table:table-cell>
          <table:table-cell table:style-name="ce3" office:value-type="string">
            <text:p>http://www.cleardarksky.com/c/MRossObscsk.gif?c=1288828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Saskatoon</text:p>
          </table:table-cell>
          <table:table-cell office:value-type="string">
            <text:p>XRA</text:p>
          </table:table-cell>
          <table:table-cell table:style-name="Default" office:value-type="string">
            <text:p>52.133162, -106.689180</text:p>
          </table:table-cell>
          <table:table-cell office:value-type="float" office:value="40">
            <text:p>40</text:p>
          </table:table-cell>
          <table:table-cell office:value-type="string">
            <text:p>http://www.cleardarksky.com/c/Saskatooncsk.gif?c=1418437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Regina</text:p>
          </table:table-cell>
          <table:table-cell office:value-type="string">
            <text:p>XBE</text:p>
          </table:table-cell>
          <table:table-cell table:style-name="Default" office:value-type="string">
            <text:p>50.448076, -104.615636</text:p>
          </table:table-cell>
          <table:table-cell office:value-type="float" office:value="32">
            <text:p>32</text:p>
          </table:table-cell>
          <table:table-cell office:value-type="string">
            <text:p>http://www.cleardarksky.com/c/Reginacsk.gif?c=1418437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Swift Current</text:p>
          </table:table-cell>
          <table:table-cell office:value-type="string">
            <text:p>XBU</text:p>
          </table:table-cell>
          <table:table-cell table:style-name="Default" office:value-type="string">
            <text:p>50.287695, -107.793581</text:p>
          </table:table-cell>
          <table:table-cell office:value-type="float" office:value="41">
            <text:p>41</text:p>
          </table:table-cell>
          <table:table-cell office:value-type="string">
            <text:p>http://www.cleardarksky.com/c/SwtCrnSKcsk.gif?c=1418437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Prince Albert</text:p>
          </table:table-cell>
          <table:table-cell office:value-type="string">
            <text:p>XRA</text:p>
          </table:table-cell>
          <table:table-cell table:style-name="Default" office:value-type="string">
            <text:p>53.199472, -105.731490</text:p>
          </table:table-cell>
          <table:table-cell office:value-type="float" office:value="27">
            <text:p>27</text:p>
          </table:table-cell>
          <table:table-cell office:value-type="string">
            <text:p>http://www.cleardarksky.com/c/PrncAlbrtSKcsk.gif?c=1418437 </text:p>
          </table:table-cell>
          <table:table-cell table:number-columns-repeated="1014"/>
        </table:table-row>
        <table:table-row table:style-name="ro8">
          <table:table-cell office:value-type="string">
            <text:p>SK</text:p>
          </table:table-cell>
          <table:table-cell office:value-type="string">
            <text:p>Cypress Hills – West Block</text:p>
          </table:table-cell>
          <table:table-cell office:value-type="string">
            <text:p>XBU</text:p>
          </table:table-cell>
          <table:table-cell table:style-name="Default" office:value-type="string">
            <text:p>49.6039,-109.919</text:p>
          </table:table-cell>
          <table:table-cell office:value-type="float" office:value="29">
            <text:p>29</text:p>
          </table:table-cell>
          <table:table-cell office:value-type="string">
            <text:p>http://www.cleardarksky.com/c/CHDSPWBABcsk.gif?c=1504836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Grasslands National Park – East</text:p>
          </table:table-cell>
          <table:table-cell office:value-type="string">
            <text:p>XBU</text:p>
          </table:table-cell>
          <table:table-cell table:style-name="Default" office:value-type="string">
            <text:p>49.0708,-106.529</text:p>
          </table:table-cell>
          <table:table-cell office:value-type="float" office:value="28">
            <text:p>28</text:p>
          </table:table-cell>
          <table:table-cell office:value-type="string">
            <text:p>http://www.cleardarksky.com/c/GNPEBSKcsk.gif?c=1504836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Grasslands National Park – West</text:p>
          </table:table-cell>
          <table:table-cell office:value-type="string">
            <text:p>XBU</text:p>
          </table:table-cell>
          <table:table-cell table:style-name="Default" office:value-type="string">
            <text:p>49.182,-107.7059</text:p>
          </table:table-cell>
          <table:table-cell office:value-type="float" office:value="28">
            <text:p>28</text:p>
          </table:table-cell>
          <table:table-cell office:value-type="string">
            <text:p>http://www.cleardarksky.com/c/GrssNPESKcsk.gif?c=1504836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La Ronge</text:p>
          </table:table-cell>
          <table:table-cell/>
          <table:table-cell table:style-name="Default" office:value-type="string">
            <text:p>55.114990, -105.284524</text:p>
          </table:table-cell>
          <table:table-cell office:value-type="float" office:value="38">
            <text:p>38</text:p>
          </table:table-cell>
          <table:table-cell office:value-type="string">
            <text:p>http://www.cleardarksky.com/c/LRngSKcsk.gif?c=1418437 </text:p>
          </table:table-cell>
          <table:table-cell table:number-columns-repeated="1014"/>
        </table:table-row>
        <table:table-row table:style-name="ro3">
          <table:table-cell office:value-type="string">
            <text:p>AB</text:p>
          </table:table-cell>
          <table:table-cell office:value-type="string">
            <text:p>Calgary</text:p>
          </table:table-cell>
          <table:table-cell office:value-type="string">
            <text:p>XSM</text:p>
          </table:table-cell>
          <table:table-cell table:style-name="Default" office:value-type="string">
            <text:p>51.033765, -114.091327</text:p>
          </table:table-cell>
          <table:table-cell office:value-type="float" office:value="52">
            <text:p>52</text:p>
          </table:table-cell>
          <table:table-cell office:value-type="string">
            <text:p>http://www.cleardarksky.com/c/Calgarycsk.gif?c=1418437 </text:p>
          </table:table-cell>
          <table:table-cell table:number-columns-repeated="1014"/>
        </table:table-row>
        <table:table-row table:style-name="ro3">
          <table:table-cell office:value-type="string">
            <text:p>AB</text:p>
          </table:table-cell>
          <table:table-cell office:value-type="string">
            <text:p>Edmonton</text:p>
          </table:table-cell>
          <table:table-cell office:value-type="string">
            <text:p>WHK</text:p>
          </table:table-cell>
          <table:table-cell table:style-name="Default" office:value-type="string">
            <text:p>53.541925, -113.499447</text:p>
          </table:table-cell>
          <table:table-cell office:value-type="float" office:value="50">
            <text:p>50</text:p>
          </table:table-cell>
          <table:table-cell office:value-type="string">
            <text:p>http://www.cleardarksky.com/c/Edmontoncsk.gif?c=1418437 </text:p>
          </table:table-cell>
          <table:table-cell table:number-columns-repeated="1014"/>
        </table:table-row>
        <table:table-row table:style-name="ro3">
          <table:table-cell office:value-type="string">
            <text:p>AB</text:p>
          </table:table-cell>
          <table:table-cell office:value-type="string">
            <text:p>Red Deer</text:p>
          </table:table-cell>
          <table:table-cell office:value-type="string">
            <text:p>XSM</text:p>
          </table:table-cell>
          <table:table-cell table:style-name="Default" office:value-type="string">
            <text:p>52.264174, -113.801347</text:p>
          </table:table-cell>
          <table:table-cell office:value-type="float" office:value="29">
            <text:p>29</text:p>
          </table:table-cell>
          <table:table-cell office:value-type="string">
            <text:p>http://www.cleardarksky.com/c/RdDrABcsk.gif?c=1418437 </text:p>
          </table:table-cell>
          <table:table-cell table:number-columns-repeated="1014"/>
        </table:table-row>
        <table:table-row table:style-name="ro3">
          <table:table-cell office:value-type="string">
            <text:p>AB</text:p>
          </table:table-cell>
          <table:table-cell office:value-type="string">
            <text:p>Banff</text:p>
          </table:table-cell>
          <table:table-cell office:value-type="string">
            <text:p>XSM</text:p>
          </table:table-cell>
          <table:table-cell table:style-name="Default" office:value-type="string">
            <text:p>51.177578, -115.570364</text:p>
          </table:table-cell>
          <table:table-cell office:value-type="float" office:value="49">
            <text:p>49</text:p>
          </table:table-cell>
          <table:table-cell office:value-type="string">
            <text:p>http://www.cleardarksky.com/c/BnffABcsk.gif?c=1418437 </text:p>
          </table:table-cell>
          <table:table-cell table:number-columns-repeated="1014"/>
        </table:table-row>
        <table:table-row table:style-name="ro3">
          <table:table-cell office:value-type="string">
            <text:p>AB</text:p>
          </table:table-cell>
          <table:table-cell office:value-type="string">
            <text:p>Lethbridge</text:p>
          </table:table-cell>
          <table:table-cell office:value-type="string">
            <text:p>XSM</text:p>
          </table:table-cell>
          <table:table-cell table:style-name="Default" office:value-type="string">
            <text:p>49.688935, -112.848470</text:p>
          </table:table-cell>
          <table:table-cell office:value-type="float" office:value="30">
            <text:p>30</text:p>
          </table:table-cell>
          <table:table-cell office:value-type="string">
            <text:p>http://www.cleardarksky.com/c/LethABcsk.gif?c=1418437 </text:p>
          </table:table-cell>
          <table:table-cell table:number-columns-repeated="1014"/>
        </table:table-row>
        <table:table-row table:style-name="ro7">
          <table:table-cell office:value-type="string">
            <text:p>AB</text:p>
          </table:table-cell>
          <table:table-cell office:value-type="string">
            <text:p>Fort McMurray</text:p>
          </table:table-cell>
          <table:table-cell/>
          <table:table-cell table:style-name="Default" office:value-type="string">
            <text:p>56.726339, -111.382085</text:p>
          </table:table-cell>
          <table:table-cell office:value-type="float" office:value="20">
            <text:p>20</text:p>
          </table:table-cell>
          <table:table-cell office:value-type="string">
            <text:p>http://www.cleardarksky.com/c/FtMcmrryABcsk.gif?c=1418437 </text:p>
          </table:table-cell>
          <table:table-cell table:number-columns-repeated="1014"/>
        </table:table-row>
        <table:table-row table:style-name="ro9">
          <table:table-cell office:value-type="string">
            <text:p>AB</text:p>
          </table:table-cell>
          <table:table-cell office:value-type="string">
            <text:p>Jasper</text:p>
          </table:table-cell>
          <table:table-cell/>
          <table:table-cell table:style-name="Default" office:value-type="string">
            <text:p>52.874070, -118.082310</text:p>
          </table:table-cell>
          <table:table-cell office:value-type="float" office:value="70">
            <text:p>70</text:p>
          </table:table-cell>
          <table:table-cell office:value-type="string">
            <text:p>http://www.cleardarksky.com/c/MlngLkABcsk.gif?c=1418437 </text:p>
          </table:table-cell>
          <table:table-cell table:number-columns-repeated="1014"/>
        </table:table-row>
        <table:table-row table:style-name="ro9">
          <table:table-cell office:value-type="string">
            <text:p>AB</text:p>
          </table:table-cell>
          <table:table-cell office:value-type="string">
            <text:p>Elk Island – Beaver Hills</text:p>
          </table:table-cell>
          <table:table-cell office:value-type="string">
            <text:p>WHK</text:p>
          </table:table-cell>
          <table:table-cell table:style-name="Default" office:value-type="string">
            <text:p>53.577792, -112.820020</text:p>
          </table:table-cell>
          <table:table-cell office:value-type="float" office:value="63">
            <text:p>63</text:p>
          </table:table-cell>
          <table:table-cell office:value-type="string">
            <text:p>http://www.cleardarksky.com/c/Blackfootcsk.gif?c=1504836 </text:p>
          </table:table-cell>
          <table:table-cell table:number-columns-repeated="1014"/>
        </table:table-row>
        <table:table-row table:style-name="ro3">
          <table:table-cell office:value-type="string">
            <text:p>AB</text:p>
          </table:table-cell>
          <table:table-cell office:value-type="string">
            <text:p>Grande Prairie</text:p>
          </table:table-cell>
          <table:table-cell office:value-type="string">
            <text:p>WWW</text:p>
          </table:table-cell>
          <table:table-cell table:style-name="Default" office:value-type="string">
            <text:p>55.167582, -118.803574</text:p>
          </table:table-cell>
          <table:table-cell office:value-type="float" office:value="31">
            <text:p>31</text:p>
          </table:table-cell>
          <table:table-cell office:value-type="string">
            <text:p>http://www.cleardarksky.com/c/NDgObABcsk.gif?c=1418437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Vancouver</text:p>
          </table:table-cell>
          <table:table-cell office:value-type="string">
            <text:p>WUJ</text:p>
          </table:table-cell>
          <table:table-cell table:style-name="Default" office:value-type="string">
            <text:p>49.304035, -123.144858</text:p>
          </table:table-cell>
          <table:table-cell office:value-type="float" office:value="74">
            <text:p>74</text:p>
          </table:table-cell>
          <table:table-cell office:value-type="string">
            <text:p>http://www.cleardarksky.com/c/Vancouver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Victoria</text:p>
          </table:table-cell>
          <table:table-cell office:value-type="string">
            <text:p>XSI</text:p>
          </table:table-cell>
          <table:table-cell table:style-name="Default" office:value-type="string">
            <text:p>48.412352, -123.367454</text:p>
          </table:table-cell>
          <table:table-cell office:value-type="float" office:value="85">
            <text:p>85</text:p>
          </table:table-cell>
          <table:table-cell office:value-type="string">
            <text:p>http://www.cleardarksky.com/c/Victoria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Tofino</text:p>
          </table:table-cell>
          <table:table-cell office:value-type="string">
            <text:p>XSI</text:p>
          </table:table-cell>
          <table:table-cell table:style-name="Default" office:value-type="string">
            <text:p>49.144028, -125.903651</text:p>
          </table:table-cell>
          <table:table-cell office:value-type="float" office:value="17">
            <text:p>17</text:p>
          </table:table-cell>
          <table:table-cell office:value-type="string">
            <text:p>http://www.cleardarksky.com/c/TofinoBC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Whistler</text:p>
          </table:table-cell>
          <table:table-cell office:value-type="string">
            <text:p>WUJ</text:p>
          </table:table-cell>
          <table:table-cell table:style-name="Default" office:value-type="string">
            <text:p>50.117274, -122.956889</text:p>
          </table:table-cell>
          <table:table-cell office:value-type="float" office:value="86">
            <text:p>86</text:p>
          </table:table-cell>
          <table:table-cell office:value-type="string">
            <text:p>http://www.cleardarksky.com/c/WhstlrBC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Penticton</text:p>
          </table:table-cell>
          <table:table-cell office:value-type="string">
            <text:p>XSS</text:p>
          </table:table-cell>
          <table:table-cell table:style-name="Default" office:value-type="string">
            <text:p>49.489950, -119.574156</text:p>
          </table:table-cell>
          <table:table-cell office:value-type="float" office:value="84">
            <text:p>84</text:p>
          </table:table-cell>
          <table:table-cell office:value-type="string">
            <text:p>http://www.cleardarksky.com/c/PntctonBCcsk.gif?c=1468820 </text:p>
          </table:table-cell>
          <table:table-cell table:number-columns-repeated="1014"/>
        </table:table-row>
        <table:table-row table:style-name="ro10">
          <table:table-cell office:value-type="string">
            <text:p>BC</text:p>
          </table:table-cell>
          <table:table-cell office:value-type="string">
            <text:p>Cranbrook</text:p>
          </table:table-cell>
          <table:table-cell/>
          <table:table-cell table:style-name="Default" office:value-type="string">
            <text:p>49.506849, -115.758716</text:p>
          </table:table-cell>
          <table:table-cell office:value-type="float" office:value="77">
            <text:p>77</text:p>
          </table:table-cell>
          <table:table-cell office:value-type="string">
            <text:p>http://www.cleardarksky.com/c/SprcRdObBC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Kamloops</text:p>
          </table:table-cell>
          <table:table-cell office:value-type="string">
            <text:p>XSS</text:p>
          </table:table-cell>
          <table:table-cell table:style-name="Default" office:value-type="string">
            <text:p>50.667744, -120.291262</text:p>
          </table:table-cell>
          <table:table-cell office:value-type="float" office:value="45">
            <text:p>45</text:p>
          </table:table-cell>
          <table:table-cell office:value-type="string">
            <text:p>http://www.cleardarksky.com/c/Kamloops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Terrace</text:p>
          </table:table-cell>
          <table:table-cell/>
          <table:table-cell table:style-name="Default" office:value-type="string">
            <text:p>54.528051, -128.611858</text:p>
          </table:table-cell>
          <table:table-cell office:value-type="float" office:value="80">
            <text:p>80</text:p>
          </table:table-cell>
          <table:table-cell office:value-type="string">
            <text:p>http://www.cleardarksky.com/c/TrrcBCcsk.gif?c=1468820 </text:p>
          </table:table-cell>
          <table:table-cell table:number-columns-repeated="1014"/>
        </table:table-row>
        <table:table-row table:style-name="ro10">
          <table:table-cell office:value-type="string">
            <text:p>BC</text:p>
          </table:table-cell>
          <table:table-cell office:value-type="string">
            <text:p>Prince George</text:p>
          </table:table-cell>
          <table:table-cell office:value-type="string">
            <text:p>XPG</text:p>
          </table:table-cell>
          <table:table-cell table:style-name="Default" office:value-type="string">
            <text:p>53.915899, -122.754484</text:p>
          </table:table-cell>
          <table:table-cell office:value-type="float" office:value="79">
            <text:p>79</text:p>
          </table:table-cell>
          <table:table-cell office:value-type="string">
            <text:p>http://www.cleardarksky.com/c/Prince_Georgecsk.gif?c=1468820 </text:p>
          </table:table-cell>
          <table:table-cell table:number-columns-repeated="1014"/>
        </table:table-row>
        <table:table-row table:style-name="ro11">
          <table:table-cell office:value-type="string">
            <text:p>NU</text:p>
          </table:table-cell>
          <table:table-cell office:value-type="string">
            <text:p>Iqaluit</text:p>
          </table:table-cell>
          <table:table-cell/>
          <table:table-cell office:value-type="string">
            <text:p>63.746026, -68.517629 </text:p>
          </table:table-cell>
          <table:table-cell office:value-type="float" office:value="21">
            <text:p>21</text:p>
          </table:table-cell>
          <table:table-cell table:style-name="ce3" office:value-type="string">
            <text:p>http://www.cleardarksky.com/c/IqltNvTcsk.gif?c=640807 </text:p>
          </table:table-cell>
          <table:table-cell table:number-columns-repeated="1014"/>
        </table:table-row>
        <table:table-row table:style-name="ro11">
          <table:table-cell office:value-type="string">
            <text:p>NT</text:p>
          </table:table-cell>
          <table:table-cell office:value-type="string">
            <text:p>Yellowknife</text:p>
          </table:table-cell>
          <table:table-cell/>
          <table:table-cell office:value-type="string">
            <text:p>62.453662, -114.365307 </text:p>
          </table:table-cell>
          <table:table-cell office:value-type="float" office:value="24">
            <text:p>24</text:p>
          </table:table-cell>
          <table:table-cell table:style-name="ce3" office:value-type="string">
            <text:p>http://www.cleardarksky.com/c/YllwknfNWTcsk.gif?c=640807 </text:p>
          </table:table-cell>
          <table:table-cell table:number-columns-repeated="1014"/>
        </table:table-row>
        <table:table-row table:style-name="ro11">
          <table:table-cell office:value-type="string">
            <text:p>YT</text:p>
          </table:table-cell>
          <table:table-cell office:value-type="string">
            <text:p>Whitehorse</text:p>
          </table:table-cell>
          <table:table-cell/>
          <table:table-cell office:value-type="string">
            <text:p>60.721122, -135.056800 </text:p>
          </table:table-cell>
          <table:table-cell office:value-type="float" office:value="16">
            <text:p>16</text:p>
          </table:table-cell>
          <table:table-cell table:style-name="ce3" office:value-type="string">
            <text:p>http://www.cleardarksky.com/c/WhthrsYKcsk.gif?c=640807 </text:p>
          </table:table-cell>
          <table:table-cell table:number-columns-repeated="1014"/>
        </table:table-row>
        <table:table-row table:style-name="ro11" table:number-rows-repeated="10">
          <table:table-cell table:number-columns-repeated="3"/>
          <table:table-cell table:style-name="Default"/>
          <table:table-cell table:number-columns-repeated="1016"/>
        </table:table-row>
        <table:table-row table:style-name="ro11">
          <table:table-cell table:number-columns-repeated="3"/>
          <table:table-cell table:style-name="Default"/>
          <table:table-cell table:number-columns-repeated="101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12/07/2016</text:date>, <text:time>18:3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O'Hanley</meta:initial-creator>
    <meta:creation-date>2016-09-13T19:52:16.96</meta:creation-date>
    <dc:date>2016-12-07T18:34:26.76</dc:date>
    <dc:creator>John O'Hanley</dc:creator>
    <meta:editing-duration>PT13H18M23S</meta:editing-duration>
    <meta:editing-cycles>38</meta:editing-cycles>
    <meta:generator>OpenOffice/4.1.0$Win32 OpenOffice.org_project/410m18$Build-9764</meta:generator>
    <meta:document-statistic meta:table-count="3" meta:cell-count="498" meta:object-count="0"/>
  </office:meta>
</office:document-meta>
</file>